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Pictures/1000000000000008000000088878B7B1A853854C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53in"/>
    </style:style>
    <style:style style:name="co2" style:family="table-column">
      <style:table-column-properties fo:break-before="auto" style:column-width="1.3457in"/>
    </style:style>
    <style:style style:name="co3" style:family="table-column">
      <style:table-column-properties fo:break-before="auto" style:column-width="1.4244in"/>
    </style:style>
    <style:style style:name="co4" style:family="table-column">
      <style:table-column-properties fo:break-before="auto" style:column-width="1.2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1524in" svg:height="3.7488in" svg:x="0.5823in" svg:y="2.3882in">
            <draw:object draw:notify-on-update-of-ranges="Sheet1.A1:Sheet1.B1 Sheet1.A2:Sheet1.B13 Sheet1.C1:Sheet1.C1 Sheet1.C2:Sheet1.C13 Sheet1.D1:Sheet1.D1 Sheet1.D2:Sheet1.D13 Sheet1.E1:Sheet1.E1 Sheet1.E2:Sheet1.E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2in" svg:height="3.5402in" svg:x="0.3504in" svg:y="8.9579in">
            <draw:object draw:notify-on-update-of-ranges="Sheet1.A37:Sheet1.B37 Sheet1.A38:Sheet1.B49 Sheet1.C37:Sheet1.C37 Sheet1.C38:Sheet1.C49 Sheet1.D37:Sheet1.D37 Sheet1.D38:Sheet1.D49 Sheet1.E37:Sheet1.E37 Sheet1.E38:Sheet1.E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Neural Networks</text:p>
          </table:table-cell>
          <table:table-cell office:value-type="string" calcext:value-type="string">
            <text:p>K-Nearest-Neighbors</text:p>
          </table:table-cell>
          <table:table-cell office:value-type="string" calcext:value-type="string">
            <text:p>SV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GHZ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.868686868686869" calcext:value-type="float">
            <text:p>0.86868686868686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X</text:p>
          </table:table-cell>
          <table:table-cell office:value-type="float" office:value="0" calcext:value-type="float">
            <text:p>0</text:p>
          </table:table-cell>
          <table:table-cell office:value-type="float" office:value="0.131313131313131" calcext:value-type="float">
            <text:p>0.1313131313131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Adder</text:p>
          </table:table-cell>
          <table:table-cell office:value-type="string" calcext:value-type="string">
            <text:p>AND</text:p>
          </table:table-cell>
          <table:table-cell table:number-columns-repeated="2" office:value-type="float" office:value="0.0202020202020202" calcext:value-type="float">
            <text:p>0.020202020202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Probability Based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NOT</text:p>
          </table:table-cell>
          <table:table-cell table:number-columns-repeated="2" office:value-type="float" office:value="0.97979797979798" calcext:value-type="float">
            <text:p>0.979797979797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3">
            <text:p>Teleportation</text:p>
          </table:table-cell>
          <table:table-cell office:value-type="string" calcext:value-type="string">
            <text:p>H</text:p>
          </table:table-cell>
          <table:table-cell office:value-type="float" office:value="0.801346801346801" calcext:value-type="float">
            <text:p>0.801346801346801</text:p>
          </table:table-cell>
          <table:table-cell office:value-type="float" office:value="0.424242424242424" calcext:value-type="float">
            <text:p>0.424242424242424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X</text:p>
          </table:table-cell>
          <table:table-cell office:value-type="float" office:value="0.198653198653199" calcext:value-type="float">
            <text:p>0.198653198653199</text:p>
          </table:table-cell>
          <table:table-cell office:value-type="float" office:value="0.535353535353535" calcext:value-type="float">
            <text:p>0.535353535353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Z</text:p>
          </table:table-cell>
          <table:table-cell office:value-type="float" office:value="0" calcext:value-type="float">
            <text:p>0</text:p>
          </table:table-cell>
          <table:table-cell office:value-type="float" office:value="0.0404040404040404" calcext:value-type="float">
            <text:p>0.04040404040404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3">
            <text:p>W-State</text:p>
          </table:table-cell>
          <table:table-cell office:value-type="string" calcext:value-type="string">
            <text:p>RY</text:p>
          </table:table-cell>
          <table:table-cell office:value-type="float" office:value="0.158249158249158" calcext:value-type="float">
            <text:p>0.158249158249158</text:p>
          </table:table-cell>
          <table:table-cell office:value-type="float" office:value="0.383838383838384" calcext:value-type="float">
            <text:p>0.38383838383838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X</text:p>
          </table:table-cell>
          <table:table-cell office:value-type="float" office:value="0.336700336700337" calcext:value-type="float">
            <text:p>0.336700336700337</text:p>
          </table:table-cell>
          <table:table-cell office:value-type="float" office:value="0.232323232323232" calcext:value-type="float">
            <text:p>0.2323232323232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X</text:p>
          </table:table-cell>
          <table:table-cell office:value-type="float" office:value="0.505050505050505" calcext:value-type="float">
            <text:p>0.505050505050505</text:p>
          </table:table-cell>
          <table:table-cell office:value-type="float" office:value="0.383838383838384" calcext:value-type="float">
            <text:p>0.3838383838383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Repeater</text:p>
          </table:table-cell>
          <table:table-cell office:value-type="string" calcext:value-type="string">
            <text:p>H</text:p>
          </table:table-cell>
          <table:table-cell office:value-type="float" office:value="0.00673400673400673" calcext:value-type="float">
            <text:p>0.0067340067340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X</text:p>
          </table:table-cell>
          <table:table-cell office:value-type="float" office:value="0.993265993265993" calcext:value-type="float">
            <text:p>0.9932659932659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2"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Fidelity Based</text:p>
          </table:table-cell>
          <table:covered-table-cell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eural Networks</text:p>
          </table:table-cell>
          <table:table-cell office:value-type="string" calcext:value-type="string">
            <text:p>K-Nearest-Neighbors</text:p>
          </table:table-cell>
          <table:table-cell office:value-type="string" calcext:value-type="string">
            <text:p>SV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GHZ</text:p>
          </table:table-cell>
          <table:table-cell office:value-type="string" calcext:value-type="string">
            <text:p>H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Adder</text:p>
          </table:table-cell>
          <table:table-cell office:value-type="string" calcext:value-type="string">
            <text:p>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NO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3">
            <text:p>Teleportation</text:p>
          </table:table-cell>
          <table:table-cell office:value-type="string" calcext:value-type="string">
            <text:p>H</text:p>
          </table:table-cell>
          <table:table-cell office:value-type="float" office:value="0.0538720538720539" calcext:value-type="float">
            <text:p>0.053872053872054</text:p>
          </table:table-cell>
          <table:table-cell office:value-type="float" office:value="0.202020202020202" calcext:value-type="float">
            <text:p>0.202020202020202</text:p>
          </table:table-cell>
          <table:table-cell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X</text:p>
          </table:table-cell>
          <table:table-cell office:value-type="float" office:value="0.946127946127946" calcext:value-type="float">
            <text:p>0.946127946127946</text:p>
          </table:table-cell>
          <table:table-cell office:value-type="float" office:value="0.797979797979798" calcext:value-type="float">
            <text:p>0.797979797979798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6666666666667" calcext:value-type="float">
            <text:p>0.5166666666666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3">
            <text:p>W-State</text:p>
          </table:table-cell>
          <table:table-cell office:value-type="string" calcext:value-type="string">
            <text:p>RY</text:p>
          </table:table-cell>
          <table:table-cell office:value-type="float" office:value="0.0437710437710438" calcext:value-type="float">
            <text:p>0.043771043771044</text:p>
          </table:table-cell>
          <table:table-cell office:value-type="float" office:value="0.0808080808080808" calcext:value-type="float">
            <text:p>0.08080808080808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X</text:p>
          </table:table-cell>
          <table:table-cell office:value-type="float" office:value="0.00673400673400673" calcext:value-type="float">
            <text:p>0.006734006734007</text:p>
          </table:table-cell>
          <table:table-cell office:value-type="float" office:value="0.0707070707070707" calcext:value-type="float">
            <text:p>0.070707070707071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X</text:p>
          </table:table-cell>
          <table:table-cell office:value-type="float" office:value="0.94949494949495" calcext:value-type="float">
            <text:p>0.94949494949495</text:p>
          </table:table-cell>
          <table:table-cell office:value-type="float" office:value="0.848484848484848" calcext:value-type="float">
            <text:p>0.848484848484848</text:p>
          </table:table-cell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Repeater</text:p>
          </table:table-cell>
          <table:table-cell office:value-type="string" calcext:value-type="string">
            <text:p>H</text:p>
          </table:table-cell>
          <table:table-cell office:value-type="float" office:value="0.996649916247906" calcext:value-type="float">
            <text:p>0.996649916247906</text:p>
          </table:table-cell>
          <table:table-cell office:value-type="float" office:value="0.633165829145729" calcext:value-type="float">
            <text:p>0.633165829145729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X</text:p>
          </table:table-cell>
          <table:table-cell office:value-type="float" office:value="0.0033500837520938" calcext:value-type="float">
            <text:p>0.003350083752094</text:p>
          </table:table-cell>
          <table:table-cell office:value-type="float" office:value="0.366834170854271" calcext:value-type="float">
            <text:p>0.366834170854271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02:24:25.1633774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25T12:43:47.164899543</meta:creation-date>
    <dc:date>2020-07-27T04:12:52.349972910</dc:date>
    <meta:editing-duration>PT12M32S</meta:editing-duration>
    <meta:editing-cycles>2</meta:editing-cycles>
    <meta:generator>LibreOffice/6.3.4.2.0$Linux_X86_64 LibreOffice_project/30$Build-2</meta:generator>
    <meta:document-statistic meta:table-count="1" meta:cell-count="114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e86ae" draw:fill-gradient-name="Sunshine" draw:gradient-step-count="0" draw:fill-hatch-name="Blue_5f_20_5f_Triple_5f_20_5f_90_5f_20_5f_Degrees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faf46" draw:fill-hatch-name="Red_5f_20_5f_Crossed_5f_20_5f_45_5f_20_5f_Degrees" draw:fill-image-name="ChartBitmap_20_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width="0.051cm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28cm" svg:height="9.523cm" xlink:href=".." xlink:type="simple" chart:class="chart:bar" chart:style-name="ch1">
        <chart:title svg:x="1.771cm" svg:y="0.325cm" chart:style-name="ch2">
          <text:p>Probability Amplitude - Based Predictions of Gate Error Classes</text:p>
        </chart:title>
        <chart:legend svg:x="9.58cm" svg:y="1.529cm" style:legend-expansion="custom" chartooo:width="4.571cm" chartooo:height="1.704cm" style:legend-expansion-aspect-ratio="2.6825117370892" chart:style-name="ch3"/>
        <chart:plot-area chart:style-name="ch4" table:cell-range-address="Sheet1.A1:Sheet1.E13" chart:data-source-has-labels="both" svg:x="1.323cm" svg:y="1.22cm" svg:width="13.993cm" svg:height="7.132cm">
          <chartooo:coordinate-region svg:x="2.05cm" svg:y="1.42cm" svg:width="13.266cm" svg:height="5.887cm"/>
          <chart:axis chart:dimension="x" chart:name="primary-x" chart:style-name="ch5" chartooo:axis-type="auto">
            <chartooo:date-scale/>
            <chart:title svg:x="6.899cm" svg:y="8.542cm" chart:style-name="ch6">
              <text:p>Gate Error Classes</text:p>
            </chart:title>
            <chart:categories table:cell-range-address="Sheet1.A2:Sheet1.B13"/>
          </chart:axis>
          <chart:axis chart:dimension="y" chart:name="primary-y" chart:style-name="ch7">
            <chart:title svg:x="0.451cm" svg:y="6.391cm" chart:style-name="ch8">
              <text:p>Predicted Prevalence</text:p>
            </chart:title>
            <chart:grid chart:style-name="ch9" chart:class="major"/>
          </chart:axis>
          <chart:series chart:style-name="ch10" chart:values-cell-range-address="Sheet1.C2:Sheet1.C13" chart:label-cell-address="Sheet1.C1:Sheet1.C1" chart:class="chart:bar">
            <chart:data-point chart:repeated="12"/>
          </chart:series>
          <chart:series chart:style-name="ch11" chart:values-cell-range-address="Sheet1.D2:Sheet1.D13" chart:label-cell-address="Sheet1.D1:Sheet1.D1" chart:class="chart:bar">
            <chart:data-point chart:repeated="12"/>
          </chart:series>
          <chart:series chart:style-name="ch12" chart:values-cell-range-address="Sheet1.E2:Sheet1.E13" chart:label-cell-address="Sheet1.E1:Sheet1.E1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ural Networks</text:p>
                <draw:g>
                  <svg:desc>Sheet1.C1:Sheet1.C1</svg:desc>
                </draw:g>
              </table:table-cell>
              <table:table-cell office:value-type="string">
                <text:p>K-Nearest-Neighbors</text:p>
                <draw:g>
                  <svg:desc>Sheet1.D1:Sheet1.D1</svg:desc>
                </draw:g>
              </table:table-cell>
              <table:table-cell office:value-type="string">
                <text:p>SVM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HZ H</text:p>
                <text:list>
                  <text:list-item>
                    <text:p>GHZ</text:p>
                  </text:list-item>
                  <text:list-item>
                    <text:p>H</text:p>
                  </text:list-item>
                </text:list>
                <draw:g>
                  <svg:desc>Sheet1.A2:Sheet1.B13</svg:desc>
                </draw:g>
              </table:table-cell>
              <table:table-cell office:value-type="float" office:value="1">
                <text:p>1</text:p>
                <draw:g>
                  <svg:desc>Sheet1.C2:Sheet1.C13</svg:desc>
                </draw:g>
              </table:table-cell>
              <table:table-cell office:value-type="float" office:value="0.868686868686869">
                <text:p>0.868686868686869</text:p>
                <draw:g>
                  <svg:desc>Sheet1.D2:Sheet1.D13</svg:desc>
                </draw:g>
              </table:table-cell>
              <table:table-cell office:value-type="float" office:value="1">
                <text:p>1</text:p>
                <draw:g>
                  <svg:desc>Sheet1.E2:Sheet1.E13</svg:desc>
                </draw:g>
              </table:table-cell>
            </table:table-row>
            <table:table-row>
              <table:table-cell office:value-type="string">
                <text:p>GHZ CX</text:p>
                <text:list>
                  <text:list-item>
                    <text:p/>
                  </text:list-item>
                  <text:list-item>
                    <text:p>CX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131313131313131">
                <text:p>0.131313131313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der AND</text:p>
                <text:list>
                  <text:list-item>
                    <text:p>Adder</text:p>
                  </text:list-item>
                  <text:list-item>
                    <text:p>AND</text:p>
                  </text:list-item>
                </text:list>
              </table:table-cell>
              <table:table-cell office:value-type="float" office:value="0.0202020202020202">
                <text:p>0.0202020202020202</text:p>
              </table:table-cell>
              <table:table-cell office:value-type="float" office:value="0.0202020202020202">
                <text:p>0.0202020202020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dder CNOT</text:p>
                <text:list>
                  <text:list-item>
                    <text:p/>
                  </text:list-item>
                  <text:list-item>
                    <text:p>CNOT</text:p>
                  </text:list-item>
                </text:list>
              </table:table-cell>
              <table:table-cell office:value-type="float" office:value="0.97979797979798">
                <text:p>0.97979797979798</text:p>
              </table:table-cell>
              <table:table-cell office:value-type="float" office:value="0.97979797979798">
                <text:p>0.97979797979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leportation H</text:p>
                <text:list>
                  <text:list-item>
                    <text:p>Teleportation</text:p>
                  </text:list-item>
                  <text:list-item>
                    <text:p>H</text:p>
                  </text:list-item>
                </text:list>
              </table:table-cell>
              <table:table-cell office:value-type="float" office:value="0.801346801346801">
                <text:p>0.801346801346801</text:p>
              </table:table-cell>
              <table:table-cell office:value-type="float" office:value="0.424242424242424">
                <text:p>0.424242424242424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Teleportation CX</text:p>
                <text:list>
                  <text:list-item>
                    <text:p/>
                  </text:list-item>
                  <text:list-item>
                    <text:p>CX</text:p>
                  </text:list-item>
                </text:list>
              </table:table-cell>
              <table:table-cell office:value-type="float" office:value="0.198653198653199">
                <text:p>0.198653198653199</text:p>
              </table:table-cell>
              <table:table-cell office:value-type="float" office:value="0.535353535353535">
                <text:p>0.535353535353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leportation CZ</text:p>
                <text:list>
                  <text:list-item>
                    <text:p/>
                  </text:list-item>
                  <text:list-item>
                    <text:p>CZ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0404040404040404">
                <text:p>0.0404040404040404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W-State RY</text:p>
                <text:list>
                  <text:list-item>
                    <text:p>W-State</text:p>
                  </text:list-item>
                  <text:list-item>
                    <text:p>RY</text:p>
                  </text:list-item>
                </text:list>
              </table:table-cell>
              <table:table-cell office:value-type="float" office:value="0.158249158249158">
                <text:p>0.158249158249158</text:p>
              </table:table-cell>
              <table:table-cell office:value-type="float" office:value="0.383838383838384">
                <text:p>0.383838383838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-State X</text:p>
                <text:list>
                  <text:list-item>
                    <text:p/>
                  </text:list-item>
                  <text:list-item>
                    <text:p>X</text:p>
                  </text:list-item>
                </text:list>
              </table:table-cell>
              <table:table-cell office:value-type="float" office:value="0.336700336700337">
                <text:p>0.336700336700337</text:p>
              </table:table-cell>
              <table:table-cell office:value-type="float" office:value="0.232323232323232">
                <text:p>0.232323232323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-State CX</text:p>
                <text:list>
                  <text:list-item>
                    <text:p/>
                  </text:list-item>
                  <text:list-item>
                    <text:p>CX</text:p>
                  </text:list-item>
                </text:list>
              </table:table-cell>
              <table:table-cell office:value-type="float" office:value="0.505050505050505">
                <text:p>0.505050505050505</text:p>
              </table:table-cell>
              <table:table-cell office:value-type="float" office:value="0.383838383838384">
                <text:p>0.383838383838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peater H</text:p>
                <text:list>
                  <text:list-item>
                    <text:p>Repeater</text:p>
                  </text:list-item>
                  <text:list-item>
                    <text:p>H</text:p>
                  </text:list-item>
                </text:list>
              </table:table-cell>
              <table:table-cell office:value-type="float" office:value="0.00673400673400673">
                <text:p>0.0067340067340067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peater CX</text:p>
                <text:list>
                  <text:list-item>
                    <text:p/>
                  </text:list-item>
                  <text:list-item>
                    <text:p>CX</text:p>
                  </text:list-item>
                </text:list>
              </table:table-cell>
              <table:table-cell office:value-type="float" office:value="0.993265993265993">
                <text:p>0.9932659932659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8878B7B1A853854C.png" xlink:type="simple" xlink:show="embed" xlink:actuate="onLoad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b7b3ca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8.993cm" xlink:href=".." xlink:type="simple" chart:class="chart:bar" chart:style-name="ch1">
        <chart:title svg:x="2.827cm" svg:y="0.314cm" chart:style-name="ch2">
          <text:p>Fidelity - Based Predictions of Gate Error Classes</text:p>
        </chart:title>
        <chart:legend svg:x="8.572cm" svg:y="1.617cm" style:legend-expansion="custom" chartooo:width="3.72cm" chartooo:height="1.146cm" style:legend-expansion-aspect-ratio="3.24607329842932" chart:style-name="ch3"/>
        <chart:plot-area chart:style-name="ch4" table:cell-range-address="Sheet1.A37:Sheet1.E49" chart:data-source-has-labels="both" svg:x="1.331cm" svg:y="1.346cm" svg:width="14.357cm" svg:height="6.487cm">
          <chartooo:coordinate-region svg:x="2.058cm" svg:y="1.546cm" svg:width="13.63cm" svg:height="5.242cm"/>
          <chart:axis chart:dimension="x" chart:name="primary-x" chart:style-name="ch5" chartooo:axis-type="auto">
            <chartooo:date-scale/>
            <chart:title svg:x="7.089cm" svg:y="8.012cm" chart:style-name="ch6">
              <text:p>Gate Error Classes</text:p>
            </chart:title>
            <chart:categories table:cell-range-address="Sheet1.A38:Sheet1.B49"/>
          </chart:axis>
          <chart:axis chart:dimension="y" chart:name="primary-y" chart:style-name="ch7">
            <chart:title svg:x="0.451cm" svg:y="6.194cm" chart:style-name="ch8">
              <text:p>Predicted Prevalence</text:p>
            </chart:title>
            <chart:grid chart:style-name="ch9" chart:class="major"/>
          </chart:axis>
          <chart:series chart:style-name="ch10" chart:values-cell-range-address="Sheet1.C38:Sheet1.C49" chart:label-cell-address="Sheet1.C37:Sheet1.C37" chart:class="chart:bar">
            <chart:data-point chart:repeated="12"/>
          </chart:series>
          <chart:series chart:style-name="ch11" chart:values-cell-range-address="Sheet1.D38:Sheet1.D49" chart:label-cell-address="Sheet1.D37:Sheet1.D37" chart:class="chart:bar">
            <chart:data-point chart:repeated="12"/>
          </chart:series>
          <chart:series chart:style-name="ch12" chart:values-cell-range-address="Sheet1.E38:Sheet1.E49" chart:label-cell-address="Sheet1.E37:Sheet1.E37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ural Networks</text:p>
                <draw:g>
                  <svg:desc>Sheet1.C37:Sheet1.C37</svg:desc>
                </draw:g>
              </table:table-cell>
              <table:table-cell office:value-type="string">
                <text:p>K-Nearest-Neighbors</text:p>
                <draw:g>
                  <svg:desc>Sheet1.D37:Sheet1.D37</svg:desc>
                </draw:g>
              </table:table-cell>
              <table:table-cell office:value-type="string">
                <text:p>SVM</text:p>
                <draw:g>
                  <svg:desc>Sheet1.E37:Sheet1.E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HZ H</text:p>
                <text:list>
                  <text:list-item>
                    <text:p>GHZ</text:p>
                  </text:list-item>
                  <text:list-item>
                    <text:p>H</text:p>
                  </text:list-item>
                </text:list>
                <draw:g>
                  <svg:desc>Sheet1.A38:Sheet1.B49</svg:desc>
                </draw:g>
              </table:table-cell>
              <table:table-cell office:value-type="float" office:value="0">
                <text:p>0</text:p>
                <draw:g>
                  <svg:desc>Sheet1.C38:Sheet1.C49</svg:desc>
                </draw:g>
              </table:table-cell>
              <table:table-cell office:value-type="float" office:value="0">
                <text:p>0</text:p>
                <draw:g>
                  <svg:desc>Sheet1.D38:Sheet1.D49</svg:desc>
                </draw:g>
              </table:table-cell>
              <table:table-cell office:value-type="float" office:value="0">
                <text:p>0</text:p>
                <draw:g>
                  <svg:desc>Sheet1.E38:Sheet1.E49</svg:desc>
                </draw:g>
              </table:table-cell>
            </table:table-row>
            <table:table-row>
              <table:table-cell office:value-type="string">
                <text:p>GHZ CX</text:p>
                <text:list>
                  <text:list-item>
                    <text:p/>
                  </text:list-item>
                  <text:list-item>
                    <text:p>CX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dder AND</text:p>
                <text:list>
                  <text:list-item>
                    <text:p>Adder</text:p>
                  </text:list-item>
                  <text:list-item>
                    <text:p>AN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dder CNOT</text:p>
                <text:list>
                  <text:list-item>
                    <text:p/>
                  </text:list-item>
                  <text:list-item>
                    <text:p>CNOT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leportation H</text:p>
                <text:list>
                  <text:list-item>
                    <text:p>Teleportation</text:p>
                  </text:list-item>
                  <text:list-item>
                    <text:p>H</text:p>
                  </text:list-item>
                </text:list>
              </table:table-cell>
              <table:table-cell office:value-type="float" office:value="0.0538720538720539">
                <text:p>0.0538720538720539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Teleportation CX</text:p>
                <text:list>
                  <text:list-item>
                    <text:p/>
                  </text:list-item>
                  <text:list-item>
                    <text:p>CX</text:p>
                  </text:list-item>
                </text:list>
              </table:table-cell>
              <table:table-cell office:value-type="float" office:value="0.946127946127946">
                <text:p>0.946127946127946</text:p>
              </table:table-cell>
              <table:table-cell office:value-type="float" office:value="0.797979797979798">
                <text:p>0.79797979797979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Teleportation CZ</text:p>
                <text:list>
                  <text:list-item>
                    <text:p/>
                  </text:list-item>
                  <text:list-item>
                    <text:p>CZ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16666666666667">
                <text:p>0.516666666666667</text:p>
              </table:table-cell>
            </table:table-row>
            <table:table-row>
              <table:table-cell office:value-type="string">
                <text:p>W-State RY</text:p>
                <text:list>
                  <text:list-item>
                    <text:p>W-State</text:p>
                  </text:list-item>
                  <text:list-item>
                    <text:p>RY</text:p>
                  </text:list-item>
                </text:list>
              </table:table-cell>
              <table:table-cell office:value-type="float" office:value="0.0437710437710438">
                <text:p>0.0437710437710438</text:p>
              </table:table-cell>
              <table:table-cell office:value-type="float" office:value="0.0808080808080808">
                <text:p>0.0808080808080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-State X</text:p>
                <text:list>
                  <text:list-item>
                    <text:p/>
                  </text:list-item>
                  <text:list-item>
                    <text:p>X</text:p>
                  </text:list-item>
                </text:list>
              </table:table-cell>
              <table:table-cell office:value-type="float" office:value="0.00673400673400673">
                <text:p>0.00673400673400673</text:p>
              </table:table-cell>
              <table:table-cell office:value-type="float" office:value="0.0707070707070707">
                <text:p>0.070707070707070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W-State CX</text:p>
                <text:list>
                  <text:list-item>
                    <text:p/>
                  </text:list-item>
                  <text:list-item>
                    <text:p>CX</text:p>
                  </text:list-item>
                </text:list>
              </table:table-cell>
              <table:table-cell office:value-type="float" office:value="0.94949494949495">
                <text:p>0.94949494949495</text:p>
              </table:table-cell>
              <table:table-cell office:value-type="float" office:value="0.848484848484848">
                <text:p>0.84848484848484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Repeater H</text:p>
                <text:list>
                  <text:list-item>
                    <text:p>Repeater</text:p>
                  </text:list-item>
                  <text:list-item>
                    <text:p>H</text:p>
                  </text:list-item>
                </text:list>
              </table:table-cell>
              <table:table-cell office:value-type="float" office:value="0.996649916247906">
                <text:p>0.996649916247906</text:p>
              </table:table-cell>
              <table:table-cell office:value-type="float" office:value="0.633165829145729">
                <text:p>0.633165829145729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Repeater CX</text:p>
                <text:list>
                  <text:list-item>
                    <text:p/>
                  </text:list-item>
                  <text:list-item>
                    <text:p>CX</text:p>
                  </text:list-item>
                </text:list>
              </table:table-cell>
              <table:table-cell office:value-type="float" office:value="0.0033500837520938">
                <text:p>0.0033500837520938</text:p>
              </table:table-cell>
              <table:table-cell office:value-type="float" office:value="0.366834170854271">
                <text:p>0.366834170854271</text:p>
              </table:table-cell>
              <table:table-cell office:value-type="float" office:value="0.666666666666667">
                <text:p>0.66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